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2.917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dout dou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double precision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">
            <text:p>20</text:p>
          </table:table-cell>
          <table:table-cell office:value-type="string">
            <text:p>tLoop</text:p>
          </table:table-cell>
          <table:table-cell office:value-type="float" office:value="18471">
            <text:p>184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491">
            <text:p>18491</text:p>
          </table:table-cell>
          <table:table-cell office:value-type="string">
            <text:p>tReal</text:p>
          </table:table-cell>
          <table:table-cell table:formula="of:=([.$P2]+[.$R2])/1000" office:value-type="float" office:value="18.471">
            <text:p>1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">
            <text:p>26</text:p>
          </table:table-cell>
          <table:table-cell office:value-type="string">
            <text:p>tLoop</text:p>
          </table:table-cell>
          <table:table-cell office:value-type="float" office:value="87143">
            <text:p>87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7169">
            <text:p>87169</text:p>
          </table:table-cell>
          <table:table-cell office:value-type="string">
            <text:p>tReal</text:p>
          </table:table-cell>
          <table:table-cell table:formula="of:=([.$P3]+[.$R3])/1000" office:value-type="float" office:value="87.143">
            <text:p>8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9">
            <text:p>59</text:p>
          </table:table-cell>
          <table:table-cell office:value-type="string">
            <text:p>tLoop</text:p>
          </table:table-cell>
          <table:table-cell office:value-type="float" office:value="212439">
            <text:p>2124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2498">
            <text:p>212498</text:p>
          </table:table-cell>
          <table:table-cell office:value-type="string">
            <text:p>tReal</text:p>
          </table:table-cell>
          <table:table-cell table:formula="of:=([.$P4]+[.$R4])/1000" office:value-type="float" office:value="212.439">
            <text:p>2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">
            <text:p>110</text:p>
          </table:table-cell>
          <table:table-cell office:value-type="string">
            <text:p>tLoop</text:p>
          </table:table-cell>
          <table:table-cell office:value-type="float" office:value="402477">
            <text:p>40247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2587">
            <text:p>402587</text:p>
          </table:table-cell>
          <table:table-cell office:value-type="string">
            <text:p>tReal</text:p>
          </table:table-cell>
          <table:table-cell table:formula="of:=([.$P5]+[.$R5])/1000" office:value-type="float" office:value="402.477">
            <text:p>40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5">
            <text:p>165</text:p>
          </table:table-cell>
          <table:table-cell office:value-type="string">
            <text:p>tLoop</text:p>
          </table:table-cell>
          <table:table-cell office:value-type="float" office:value="643853">
            <text:p>64385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644018">
            <text:p>644018</text:p>
          </table:table-cell>
          <table:table-cell office:value-type="string">
            <text:p>tReal</text:p>
          </table:table-cell>
          <table:table-cell table:formula="of:=([.$P6]+[.$R6])/1000" office:value-type="float" office:value="643.853">
            <text:p>6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6">
            <text:p>236</text:p>
          </table:table-cell>
          <table:table-cell office:value-type="string">
            <text:p>tLoop</text:p>
          </table:table-cell>
          <table:table-cell office:value-type="float" office:value="945238">
            <text:p>9452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45474">
            <text:p>945474</text:p>
          </table:table-cell>
          <table:table-cell office:value-type="string">
            <text:p>tReal</text:p>
          </table:table-cell>
          <table:table-cell table:formula="of:=([.$P7]+[.$R7])/1000" office:value-type="float" office:value="945.238">
            <text:p>9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5">
            <text:p>325</text:p>
          </table:table-cell>
          <table:table-cell office:value-type="string">
            <text:p>tLoop</text:p>
          </table:table-cell>
          <table:table-cell office:value-type="float" office:value="1311834">
            <text:p>13118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2159">
            <text:p>1312159</text:p>
          </table:table-cell>
          <table:table-cell office:value-type="string">
            <text:p>tReal</text:p>
          </table:table-cell>
          <table:table-cell table:formula="of:=([.$P8]+[.$R8])/1000" office:value-type="float" office:value="1311.834">
            <text:p>13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13">
            <text:p>413</text:p>
          </table:table-cell>
          <table:table-cell office:value-type="string">
            <text:p>tLoop</text:p>
          </table:table-cell>
          <table:table-cell office:value-type="float" office:value="1731896">
            <text:p>17318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32309">
            <text:p>1732309</text:p>
          </table:table-cell>
          <table:table-cell office:value-type="string">
            <text:p>tReal</text:p>
          </table:table-cell>
          <table:table-cell table:formula="of:=([.$P9]+[.$R9])/1000" office:value-type="float" office:value="1731.896">
            <text:p>17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33">
            <text:p>533</text:p>
          </table:table-cell>
          <table:table-cell office:value-type="string">
            <text:p>tLoop</text:p>
          </table:table-cell>
          <table:table-cell office:value-type="float" office:value="2219114">
            <text:p>221911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19647">
            <text:p>2219647</text:p>
          </table:table-cell>
          <table:table-cell office:value-type="string">
            <text:p>tReal</text:p>
          </table:table-cell>
          <table:table-cell table:formula="of:=([.$P10]+[.$R10])/1000" office:value-type="float" office:value="2219.114">
            <text:p>22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51">
            <text:p>651</text:p>
          </table:table-cell>
          <table:table-cell office:value-type="string">
            <text:p>tLoop</text:p>
          </table:table-cell>
          <table:table-cell office:value-type="float" office:value="2747341">
            <text:p>274734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747992">
            <text:p>2747992</text:p>
          </table:table-cell>
          <table:table-cell office:value-type="string">
            <text:p>tReal</text:p>
          </table:table-cell>
          <table:table-cell table:formula="of:=([.$P11]+[.$R11])/1000" office:value-type="float" office:value="2747.341">
            <text:p>274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85">
            <text:p>785</text:p>
          </table:table-cell>
          <table:table-cell office:value-type="string">
            <text:p>tLoop</text:p>
          </table:table-cell>
          <table:table-cell office:value-type="float" office:value="3343854">
            <text:p>33438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344639">
            <text:p>3344639</text:p>
          </table:table-cell>
          <table:table-cell office:value-type="string">
            <text:p>tReal</text:p>
          </table:table-cell>
          <table:table-cell table:formula="of:=([.$P12]+[.$R12])/1000" office:value-type="float" office:value="3343.854">
            <text:p>33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78">
            <text:p>3278</text:p>
          </table:table-cell>
          <table:table-cell office:value-type="string">
            <text:p>tLoop</text:p>
          </table:table-cell>
          <table:table-cell office:value-type="float" office:value="4012391">
            <text:p>401239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15669">
            <text:p>4015669</text:p>
          </table:table-cell>
          <table:table-cell office:value-type="string">
            <text:p>tReal</text:p>
          </table:table-cell>
          <table:table-cell table:formula="of:=([.$P13]+[.$R13])/1000" office:value-type="float" office:value="4012.391">
            <text:p>40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6">
            <text:p>1106</text:p>
          </table:table-cell>
          <table:table-cell office:value-type="string">
            <text:p>tLoop</text:p>
          </table:table-cell>
          <table:table-cell office:value-type="float" office:value="4699247">
            <text:p>469924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700353">
            <text:p>4700353</text:p>
          </table:table-cell>
          <table:table-cell office:value-type="string">
            <text:p>tReal</text:p>
          </table:table-cell>
          <table:table-cell table:formula="of:=([.$P14]+[.$R14])/1000" office:value-type="float" office:value="4699.247">
            <text:p>46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80">
            <text:p>1280</text:p>
          </table:table-cell>
          <table:table-cell office:value-type="string">
            <text:p>tLoop</text:p>
          </table:table-cell>
          <table:table-cell office:value-type="float" office:value="5504229">
            <text:p>550422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05509">
            <text:p>5505509</text:p>
          </table:table-cell>
          <table:table-cell office:value-type="string">
            <text:p>tReal</text:p>
          </table:table-cell>
          <table:table-cell table:formula="of:=([.$P15]+[.$R15])/1000" office:value-type="float" office:value="5504.229">
            <text:p>55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02">
            <text:p>3802</text:p>
          </table:table-cell>
          <table:table-cell office:value-type="string">
            <text:p>tLoop</text:p>
          </table:table-cell>
          <table:table-cell office:value-type="float" office:value="6325686">
            <text:p>632568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329488">
            <text:p>6329488</text:p>
          </table:table-cell>
          <table:table-cell office:value-type="string">
            <text:p>tReal</text:p>
          </table:table-cell>
          <table:table-cell table:formula="of:=([.$P16]+[.$R16])/1000" office:value-type="float" office:value="6325.686">
            <text:p>6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71">
            <text:p>1671</text:p>
          </table:table-cell>
          <table:table-cell office:value-type="string">
            <text:p>tLoop</text:p>
          </table:table-cell>
          <table:table-cell office:value-type="float" office:value="7229334">
            <text:p>7229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231005">
            <text:p>7231005</text:p>
          </table:table-cell>
          <table:table-cell office:value-type="string">
            <text:p>tReal</text:p>
          </table:table-cell>
          <table:table-cell table:formula="of:=([.$P17]+[.$R17])/1000" office:value-type="float" office:value="7229.334">
            <text:p>722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219">
            <text:p>4219</text:p>
          </table:table-cell>
          <table:table-cell office:value-type="string">
            <text:p>tLoop</text:p>
          </table:table-cell>
          <table:table-cell office:value-type="float" office:value="8169883">
            <text:p>81698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174102">
            <text:p>8174102</text:p>
          </table:table-cell>
          <table:table-cell office:value-type="string">
            <text:p>tReal</text:p>
          </table:table-cell>
          <table:table-cell table:formula="of:=([.$P18]+[.$R18])/1000" office:value-type="float" office:value="8169.883">
            <text:p>817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17">
            <text:p>2117</text:p>
          </table:table-cell>
          <table:table-cell office:value-type="string">
            <text:p>tLoop</text:p>
          </table:table-cell>
          <table:table-cell office:value-type="float" office:value="7191905">
            <text:p>71919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194022">
            <text:p>7194022</text:p>
          </table:table-cell>
          <table:table-cell office:value-type="string">
            <text:p>tReal</text:p>
          </table:table-cell>
          <table:table-cell table:formula="of:=([.$P19]+[.$R19])/1000" office:value-type="float" office:value="7191.905">
            <text:p>71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89">
            <text:p>3689</text:p>
          </table:table-cell>
          <table:table-cell office:value-type="string">
            <text:p>tLoop</text:p>
          </table:table-cell>
          <table:table-cell office:value-type="float" office:value="7561706">
            <text:p>75617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565395">
            <text:p>7565395</text:p>
          </table:table-cell>
          <table:table-cell office:value-type="string">
            <text:p>tReal</text:p>
          </table:table-cell>
          <table:table-cell table:formula="of:=([.$P20]+[.$R20])/1000" office:value-type="float" office:value="7561.706">
            <text:p>75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15">
            <text:p>2615</text:p>
          </table:table-cell>
          <table:table-cell office:value-type="string">
            <text:p>tLoop</text:p>
          </table:table-cell>
          <table:table-cell office:value-type="float" office:value="8572256">
            <text:p>85722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574871">
            <text:p>8574871</text:p>
          </table:table-cell>
          <table:table-cell office:value-type="string">
            <text:p>tReal</text:p>
          </table:table-cell>
          <table:table-cell table:formula="of:=([.$P21]+[.$R21])/1000" office:value-type="float" office:value="8572.256">
            <text:p>85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197">
            <text:p>5197</text:p>
          </table:table-cell>
          <table:table-cell office:value-type="string">
            <text:p>tLoop</text:p>
          </table:table-cell>
          <table:table-cell office:value-type="float" office:value="9538781">
            <text:p>953878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543978">
            <text:p>9543978</text:p>
          </table:table-cell>
          <table:table-cell office:value-type="string">
            <text:p>tReal</text:p>
          </table:table-cell>
          <table:table-cell table:formula="of:=([.$P22]+[.$R22])/1000" office:value-type="float" office:value="9538.781">
            <text:p>95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489">
            <text:p>5489</text:p>
          </table:table-cell>
          <table:table-cell office:value-type="string">
            <text:p>tLoop</text:p>
          </table:table-cell>
          <table:table-cell office:value-type="float" office:value="10308969">
            <text:p>1030896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14458">
            <text:p>10314458</text:p>
          </table:table-cell>
          <table:table-cell office:value-type="string">
            <text:p>tReal</text:p>
          </table:table-cell>
          <table:table-cell table:formula="of:=([.$P23]+[.$R23])/1000" office:value-type="float" office:value="10308.969">
            <text:p>103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445">
            <text:p>3445</text:p>
          </table:table-cell>
          <table:table-cell office:value-type="string">
            <text:p>tLoop</text:p>
          </table:table-cell>
          <table:table-cell office:value-type="float" office:value="12017412">
            <text:p>1201741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2020857">
            <text:p>12020857</text:p>
          </table:table-cell>
          <table:table-cell office:value-type="string">
            <text:p>tReal</text:p>
          </table:table-cell>
          <table:table-cell table:formula="of:=([.$P24]+[.$R24])/1000" office:value-type="float" office:value="12017.412">
            <text:p>1201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216">
            <text:p>10216</text:p>
          </table:table-cell>
          <table:table-cell office:value-type="string">
            <text:p>tLoop</text:p>
          </table:table-cell>
          <table:table-cell office:value-type="float" office:value="16503005">
            <text:p>165030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6513221">
            <text:p>16513221</text:p>
          </table:table-cell>
          <table:table-cell office:value-type="string">
            <text:p>tReal</text:p>
          </table:table-cell>
          <table:table-cell table:formula="of:=([.$P25]+[.$R25])/1000" office:value-type="float" office:value="16503.005">
            <text:p>165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289">
            <text:p>9289</text:p>
          </table:table-cell>
          <table:table-cell office:value-type="string">
            <text:p>tLoop</text:p>
          </table:table-cell>
          <table:table-cell office:value-type="float" office:value="17957849">
            <text:p>1795784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967138">
            <text:p>17967138</text:p>
          </table:table-cell>
          <table:table-cell office:value-type="string">
            <text:p>tReal</text:p>
          </table:table-cell>
          <table:table-cell table:formula="of:=([.$P26]+[.$R26])/1000" office:value-type="float" office:value="17957.849">
            <text:p>179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397">
            <text:p>4397</text:p>
          </table:table-cell>
          <table:table-cell office:value-type="string">
            <text:p>tLoop</text:p>
          </table:table-cell>
          <table:table-cell office:value-type="float" office:value="19467007">
            <text:p>1946700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9471404">
            <text:p>19471404</text:p>
          </table:table-cell>
          <table:table-cell office:value-type="string">
            <text:p>tReal</text:p>
          </table:table-cell>
          <table:table-cell table:formula="of:=([.$P27]+[.$R27])/1000" office:value-type="float" office:value="19467.007">
            <text:p>1946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407">
            <text:p>9407</text:p>
          </table:table-cell>
          <table:table-cell office:value-type="string">
            <text:p>tLoop</text:p>
          </table:table-cell>
          <table:table-cell office:value-type="float" office:value="21058139">
            <text:p>210581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1067546">
            <text:p>21067546</text:p>
          </table:table-cell>
          <table:table-cell office:value-type="string">
            <text:p>tReal</text:p>
          </table:table-cell>
          <table:table-cell table:formula="of:=([.$P28]+[.$R28])/1000" office:value-type="float" office:value="21058.139">
            <text:p>210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754">
            <text:p>9754</text:p>
          </table:table-cell>
          <table:table-cell office:value-type="string">
            <text:p>tLoop</text:p>
          </table:table-cell>
          <table:table-cell office:value-type="float" office:value="22718954">
            <text:p>227189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2728708">
            <text:p>22728708</text:p>
          </table:table-cell>
          <table:table-cell office:value-type="string">
            <text:p>tReal</text:p>
          </table:table-cell>
          <table:table-cell table:formula="of:=([.$P29]+[.$R29])/1000" office:value-type="float" office:value="22718.954">
            <text:p>227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791">
            <text:p>7791</text:p>
          </table:table-cell>
          <table:table-cell office:value-type="string">
            <text:p>tLoop</text:p>
          </table:table-cell>
          <table:table-cell office:value-type="float" office:value="24903842">
            <text:p>2490384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4911633">
            <text:p>24911633</text:p>
          </table:table-cell>
          <table:table-cell office:value-type="string">
            <text:p>tReal</text:p>
          </table:table-cell>
          <table:table-cell table:formula="of:=([.$P30]+[.$R30])/1000" office:value-type="float" office:value="24903.842">
            <text:p>249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521">
            <text:p>10521</text:p>
          </table:table-cell>
          <table:table-cell office:value-type="string">
            <text:p>tLoop</text:p>
          </table:table-cell>
          <table:table-cell office:value-type="float" office:value="21043421">
            <text:p>2104342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053942">
            <text:p>21053942</text:p>
          </table:table-cell>
          <table:table-cell office:value-type="string">
            <text:p>tReal</text:p>
          </table:table-cell>
          <table:table-cell table:formula="of:=([.$P31]+[.$R31])/1000" office:value-type="float" office:value="21043.421">
            <text:p>2104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986">
            <text:p>10986</text:p>
          </table:table-cell>
          <table:table-cell office:value-type="string">
            <text:p>tLoop</text:p>
          </table:table-cell>
          <table:table-cell office:value-type="float" office:value="23593485">
            <text:p>2359348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3604471">
            <text:p>23604471</text:p>
          </table:table-cell>
          <table:table-cell office:value-type="string">
            <text:p>tReal</text:p>
          </table:table-cell>
          <table:table-cell table:formula="of:=([.$P32]+[.$R32])/1000" office:value-type="float" office:value="23593.485">
            <text:p>2359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017">
            <text:p>13017</text:p>
          </table:table-cell>
          <table:table-cell office:value-type="string">
            <text:p>tLoop</text:p>
          </table:table-cell>
          <table:table-cell office:value-type="float" office:value="23399003">
            <text:p>2339900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3412020">
            <text:p>23412020</text:p>
          </table:table-cell>
          <table:table-cell office:value-type="string">
            <text:p>tReal</text:p>
          </table:table-cell>
          <table:table-cell table:formula="of:=([.$P33]+[.$R33])/1000" office:value-type="float" office:value="23399.003">
            <text:p>23399</text:p>
          </table:table-cell>
        </table:table-row>
      </table:table>
      <table:table table:name="stdout flo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row table:style-name="ro1">
          <table:table-cell table:number-columns-repeated="2"/>
          <table:table-cell table:style-name="Default"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/>
          <table:table-cell table:style-name="Default"/>
          <table:table-cell/>
          <table:table-cell office:value-type="string">
            <text:p>simulation time (ms)</text:p>
          </table:table-cell>
          <table:table-cell table:style-name="Default"/>
          <table:table-cell/>
          <table:table-cell table:style-name="Default"/>
          <table:table-cell table:number-columns-repeated="13"/>
          <table:table-cell office:value-type="string">
            <text:p>single precision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">
            <text:p>16</text:p>
          </table:table-cell>
          <table:table-cell office:value-type="string">
            <text:p>tLoop</text:p>
          </table:table-cell>
          <table:table-cell office:value-type="float" office:value="18757">
            <text:p>1875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73">
            <text:p>18773</text:p>
          </table:table-cell>
          <table:table-cell office:value-type="string">
            <text:p>tReal</text:p>
          </table:table-cell>
          <table:table-cell table:style-name="ce1" table:formula="of:=([.$P2]+[.$R2])/1000" office:value-type="float" office:value="18.757">
            <text:p>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">
            <text:p>23</text:p>
          </table:table-cell>
          <table:table-cell office:value-type="string">
            <text:p>tLoop</text:p>
          </table:table-cell>
          <table:table-cell office:value-type="float" office:value="61702">
            <text:p>6170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1725">
            <text:p>61725</text:p>
          </table:table-cell>
          <table:table-cell office:value-type="string">
            <text:p>tReal</text:p>
          </table:table-cell>
          <table:table-cell table:style-name="ce1" table:formula="of:=([.$P3]+[.$R3])/1000" office:value-type="float" office:value="61.702">
            <text:p>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5">
            <text:p>55</text:p>
          </table:table-cell>
          <table:table-cell office:value-type="string">
            <text:p>tLoop</text:p>
          </table:table-cell>
          <table:table-cell office:value-type="float" office:value="152143">
            <text:p>152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52198">
            <text:p>152198</text:p>
          </table:table-cell>
          <table:table-cell office:value-type="string">
            <text:p>tReal</text:p>
          </table:table-cell>
          <table:table-cell table:style-name="ce1" table:formula="of:=([.$P4]+[.$R4])/1000" office:value-type="float" office:value="152.143">
            <text:p>15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98">
            <text:p>98</text:p>
          </table:table-cell>
          <table:table-cell office:value-type="string">
            <text:p>tLoop</text:p>
          </table:table-cell>
          <table:table-cell office:value-type="float" office:value="325884">
            <text:p>3258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25982">
            <text:p>325982</text:p>
          </table:table-cell>
          <table:table-cell office:value-type="string">
            <text:p>tReal</text:p>
          </table:table-cell>
          <table:table-cell table:style-name="ce1" table:formula="of:=([.$P5]+[.$R5])/1000" office:value-type="float" office:value="325.884">
            <text:p>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7">
            <text:p>157</text:p>
          </table:table-cell>
          <table:table-cell office:value-type="string">
            <text:p>tLoop</text:p>
          </table:table-cell>
          <table:table-cell office:value-type="float" office:value="422715">
            <text:p>4227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2872">
            <text:p>422872</text:p>
          </table:table-cell>
          <table:table-cell office:value-type="string">
            <text:p>tReal</text:p>
          </table:table-cell>
          <table:table-cell table:style-name="ce1" table:formula="of:=([.$P6]+[.$R6])/1000" office:value-type="float" office:value="422.715">
            <text:p>4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4">
            <text:p>214</text:p>
          </table:table-cell>
          <table:table-cell office:value-type="string">
            <text:p>tLoop</text:p>
          </table:table-cell>
          <table:table-cell office:value-type="float" office:value="733315">
            <text:p>7333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33529">
            <text:p>733529</text:p>
          </table:table-cell>
          <table:table-cell office:value-type="string">
            <text:p>tReal</text:p>
          </table:table-cell>
          <table:table-cell table:style-name="ce1" table:formula="of:=([.$P7]+[.$R7])/1000" office:value-type="float" office:value="733.315">
            <text:p>73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0">
            <text:p>300</text:p>
          </table:table-cell>
          <table:table-cell office:value-type="string">
            <text:p>tLoop</text:p>
          </table:table-cell>
          <table:table-cell office:value-type="float" office:value="1031932">
            <text:p>103193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2232">
            <text:p>1032232</text:p>
          </table:table-cell>
          <table:table-cell office:value-type="string">
            <text:p>tReal</text:p>
          </table:table-cell>
          <table:table-cell table:style-name="ce1" table:formula="of:=([.$P8]+[.$R8])/1000" office:value-type="float" office:value="1031.932">
            <text:p>10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88">
            <text:p>388</text:p>
          </table:table-cell>
          <table:table-cell office:value-type="string">
            <text:p>tLoop</text:p>
          </table:table-cell>
          <table:table-cell office:value-type="float" office:value="1621684">
            <text:p>16216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622072">
            <text:p>1622072</text:p>
          </table:table-cell>
          <table:table-cell office:value-type="string">
            <text:p>tReal</text:p>
          </table:table-cell>
          <table:table-cell table:style-name="ce1" table:formula="of:=([.$P9]+[.$R9])/1000" office:value-type="float" office:value="1621.684">
            <text:p>16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89">
            <text:p>489</text:p>
          </table:table-cell>
          <table:table-cell office:value-type="string">
            <text:p>tLoop</text:p>
          </table:table-cell>
          <table:table-cell office:value-type="float" office:value="2229783">
            <text:p>22297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30272">
            <text:p>2230272</text:p>
          </table:table-cell>
          <table:table-cell office:value-type="string">
            <text:p>tReal</text:p>
          </table:table-cell>
          <table:table-cell table:style-name="ce1" table:formula="of:=([.$P10]+[.$R10])/1000" office:value-type="float" office:value="2229.783">
            <text:p>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618">
            <text:p>618</text:p>
          </table:table-cell>
          <table:table-cell office:value-type="string">
            <text:p>tLoop</text:p>
          </table:table-cell>
          <table:table-cell office:value-type="float" office:value="1878522">
            <text:p>187852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9140">
            <text:p>1879140</text:p>
          </table:table-cell>
          <table:table-cell office:value-type="string">
            <text:p>tReal</text:p>
          </table:table-cell>
          <table:table-cell table:style-name="ce1" table:formula="of:=([.$P11]+[.$R11])/1000" office:value-type="float" office:value="1878.522">
            <text:p>187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40">
            <text:p>740</text:p>
          </table:table-cell>
          <table:table-cell office:value-type="string">
            <text:p>tLoop</text:p>
          </table:table-cell>
          <table:table-cell office:value-type="float" office:value="2598115">
            <text:p>25981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598855">
            <text:p>2598855</text:p>
          </table:table-cell>
          <table:table-cell office:value-type="string">
            <text:p>tReal</text:p>
          </table:table-cell>
          <table:table-cell table:style-name="ce1" table:formula="of:=([.$P12]+[.$R12])/1000" office:value-type="float" office:value="2598.115">
            <text:p>259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880">
            <text:p>880</text:p>
          </table:table-cell>
          <table:table-cell office:value-type="string">
            <text:p>tLoop</text:p>
          </table:table-cell>
          <table:table-cell office:value-type="float" office:value="3139690">
            <text:p>313969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140570">
            <text:p>3140570</text:p>
          </table:table-cell>
          <table:table-cell office:value-type="string">
            <text:p>tReal</text:p>
          </table:table-cell>
          <table:table-cell table:style-name="ce1" table:formula="of:=([.$P13]+[.$R13])/1000" office:value-type="float" office:value="3139.69">
            <text:p>314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042">
            <text:p>1042</text:p>
          </table:table-cell>
          <table:table-cell office:value-type="string">
            <text:p>tLoop</text:p>
          </table:table-cell>
          <table:table-cell office:value-type="float" office:value="3591578">
            <text:p>359157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592620">
            <text:p>3592620</text:p>
          </table:table-cell>
          <table:table-cell office:value-type="string">
            <text:p>tReal</text:p>
          </table:table-cell>
          <table:table-cell table:style-name="ce1" table:formula="of:=([.$P14]+[.$R14])/1000" office:value-type="float" office:value="3591.578">
            <text:p>35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539">
            <text:p>3539</text:p>
          </table:table-cell>
          <table:table-cell office:value-type="string">
            <text:p>tLoop</text:p>
          </table:table-cell>
          <table:table-cell office:value-type="float" office:value="4274087">
            <text:p>42740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77626">
            <text:p>4277626</text:p>
          </table:table-cell>
          <table:table-cell office:value-type="string">
            <text:p>tReal</text:p>
          </table:table-cell>
          <table:table-cell table:style-name="ce1" table:formula="of:=([.$P15]+[.$R15])/1000" office:value-type="float" office:value="4274.087">
            <text:p>427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388">
            <text:p>1388</text:p>
          </table:table-cell>
          <table:table-cell office:value-type="string">
            <text:p>tLoop</text:p>
          </table:table-cell>
          <table:table-cell office:value-type="float" office:value="4119287">
            <text:p>41192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20675">
            <text:p>4120675</text:p>
          </table:table-cell>
          <table:table-cell office:value-type="string">
            <text:p>tReal</text:p>
          </table:table-cell>
          <table:table-cell table:style-name="ce1" table:formula="of:=([.$P16]+[.$R16])/1000" office:value-type="float" office:value="4119.287">
            <text:p>41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92">
            <text:p>1592</text:p>
          </table:table-cell>
          <table:table-cell office:value-type="string">
            <text:p>tLoop</text:p>
          </table:table-cell>
          <table:table-cell office:value-type="float" office:value="3671624">
            <text:p>367162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673216">
            <text:p>3673216</text:p>
          </table:table-cell>
          <table:table-cell office:value-type="string">
            <text:p>tReal</text:p>
          </table:table-cell>
          <table:table-cell table:style-name="ce1" table:formula="of:=([.$P17]+[.$R17])/1000" office:value-type="float" office:value="3671.624">
            <text:p>36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99">
            <text:p>1799</text:p>
          </table:table-cell>
          <table:table-cell office:value-type="string">
            <text:p>tLoop</text:p>
          </table:table-cell>
          <table:table-cell office:value-type="float" office:value="4137779">
            <text:p>413777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39578">
            <text:p>4139578</text:p>
          </table:table-cell>
          <table:table-cell office:value-type="string">
            <text:p>tReal</text:p>
          </table:table-cell>
          <table:table-cell table:style-name="ce1" table:formula="of:=([.$P18]+[.$R18])/1000" office:value-type="float" office:value="4137.779">
            <text:p>4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09">
            <text:p>2009</text:p>
          </table:table-cell>
          <table:table-cell office:value-type="string">
            <text:p>tLoop</text:p>
          </table:table-cell>
          <table:table-cell office:value-type="float" office:value="4650908">
            <text:p>465090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652917">
            <text:p>4652917</text:p>
          </table:table-cell>
          <table:table-cell office:value-type="string">
            <text:p>tReal</text:p>
          </table:table-cell>
          <table:table-cell table:style-name="ce1" table:formula="of:=([.$P19]+[.$R19])/1000" office:value-type="float" office:value="4650.908">
            <text:p>465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242">
            <text:p>2242</text:p>
          </table:table-cell>
          <table:table-cell office:value-type="string">
            <text:p>tLoop</text:p>
          </table:table-cell>
          <table:table-cell office:value-type="float" office:value="5541980">
            <text:p>554198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44222">
            <text:p>5544222</text:p>
          </table:table-cell>
          <table:table-cell office:value-type="string">
            <text:p>tReal</text:p>
          </table:table-cell>
          <table:table-cell table:style-name="ce1" table:formula="of:=([.$P20]+[.$R20])/1000" office:value-type="float" office:value="5541.98">
            <text:p>554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489">
            <text:p>2489</text:p>
          </table:table-cell>
          <table:table-cell office:value-type="string">
            <text:p>tLoop</text:p>
          </table:table-cell>
          <table:table-cell office:value-type="float" office:value="5760206">
            <text:p>57602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762695">
            <text:p>5762695</text:p>
          </table:table-cell>
          <table:table-cell office:value-type="string">
            <text:p>tReal</text:p>
          </table:table-cell>
          <table:table-cell table:style-name="ce1" table:formula="of:=([.$P21]+[.$R21])/1000" office:value-type="float" office:value="5760.206">
            <text:p>576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754">
            <text:p>2754</text:p>
          </table:table-cell>
          <table:table-cell office:value-type="string">
            <text:p>tLoop</text:p>
          </table:table-cell>
          <table:table-cell office:value-type="float" office:value="6748372">
            <text:p>674837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751126">
            <text:p>6751126</text:p>
          </table:table-cell>
          <table:table-cell office:value-type="string">
            <text:p>tReal</text:p>
          </table:table-cell>
          <table:table-cell table:style-name="ce1" table:formula="of:=([.$P22]+[.$R22])/1000" office:value-type="float" office:value="6748.372">
            <text:p>674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974">
            <text:p>2974</text:p>
          </table:table-cell>
          <table:table-cell office:value-type="string">
            <text:p>tLoop</text:p>
          </table:table-cell>
          <table:table-cell office:value-type="float" office:value="7137645">
            <text:p>713764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7140619">
            <text:p>7140619</text:p>
          </table:table-cell>
          <table:table-cell office:value-type="string">
            <text:p>tReal</text:p>
          </table:table-cell>
          <table:table-cell table:style-name="ce1" table:formula="of:=([.$P23]+[.$R23])/1000" office:value-type="float" office:value="7137.645">
            <text:p>7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236">
            <text:p>3236</text:p>
          </table:table-cell>
          <table:table-cell office:value-type="string">
            <text:p>tLoop</text:p>
          </table:table-cell>
          <table:table-cell office:value-type="float" office:value="7644856">
            <text:p>76448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648092">
            <text:p>7648092</text:p>
          </table:table-cell>
          <table:table-cell office:value-type="string">
            <text:p>tReal</text:p>
          </table:table-cell>
          <table:table-cell table:style-name="ce1" table:formula="of:=([.$P24]+[.$R24])/1000" office:value-type="float" office:value="7644.856">
            <text:p>76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524">
            <text:p>3524</text:p>
          </table:table-cell>
          <table:table-cell office:value-type="string">
            <text:p>tLoop</text:p>
          </table:table-cell>
          <table:table-cell office:value-type="float" office:value="8334638">
            <text:p>83346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338162">
            <text:p>8338162</text:p>
          </table:table-cell>
          <table:table-cell office:value-type="string">
            <text:p>tReal</text:p>
          </table:table-cell>
          <table:table-cell table:style-name="ce1" table:formula="of:=([.$P25]+[.$R25])/1000" office:value-type="float" office:value="8334.638">
            <text:p>833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838">
            <text:p>3838</text:p>
          </table:table-cell>
          <table:table-cell office:value-type="string">
            <text:p>tLoop</text:p>
          </table:table-cell>
          <table:table-cell office:value-type="float" office:value="9053196">
            <text:p>90531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057034">
            <text:p>9057034</text:p>
          </table:table-cell>
          <table:table-cell office:value-type="string">
            <text:p>tReal</text:p>
          </table:table-cell>
          <table:table-cell table:style-name="ce1" table:formula="of:=([.$P26]+[.$R26])/1000" office:value-type="float" office:value="9053.196">
            <text:p>905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594">
            <text:p>4594</text:p>
          </table:table-cell>
          <table:table-cell office:value-type="string">
            <text:p>tLoop</text:p>
          </table:table-cell>
          <table:table-cell office:value-type="float" office:value="10059230">
            <text:p>1005923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063824">
            <text:p>10063824</text:p>
          </table:table-cell>
          <table:table-cell office:value-type="string">
            <text:p>tReal</text:p>
          </table:table-cell>
          <table:table-cell table:style-name="ce1" table:formula="of:=([.$P27]+[.$R27])/1000" office:value-type="float" office:value="10059.23">
            <text:p>1005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475">
            <text:p>4475</text:p>
          </table:table-cell>
          <table:table-cell office:value-type="string">
            <text:p>tLoop</text:p>
          </table:table-cell>
          <table:table-cell office:value-type="float" office:value="10581171">
            <text:p>105811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0585646">
            <text:p>10585646</text:p>
          </table:table-cell>
          <table:table-cell office:value-type="string">
            <text:p>tReal</text:p>
          </table:table-cell>
          <table:table-cell table:style-name="ce1" table:formula="of:=([.$P28]+[.$R28])/1000" office:value-type="float" office:value="10581.171">
            <text:p>1058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4822">
            <text:p>4822</text:p>
          </table:table-cell>
          <table:table-cell office:value-type="string">
            <text:p>tLoop</text:p>
          </table:table-cell>
          <table:table-cell office:value-type="float" office:value="11391309">
            <text:p>1139130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1396131">
            <text:p>11396131</text:p>
          </table:table-cell>
          <table:table-cell office:value-type="string">
            <text:p>tReal</text:p>
          </table:table-cell>
          <table:table-cell table:style-name="ce1" table:formula="of:=([.$P29]+[.$R29])/1000" office:value-type="float" office:value="11391.309">
            <text:p>1139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159">
            <text:p>5159</text:p>
          </table:table-cell>
          <table:table-cell office:value-type="string">
            <text:p>tLoop</text:p>
          </table:table-cell>
          <table:table-cell office:value-type="float" office:value="12229570">
            <text:p>1222957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2234729">
            <text:p>12234729</text:p>
          </table:table-cell>
          <table:table-cell office:value-type="string">
            <text:p>tReal</text:p>
          </table:table-cell>
          <table:table-cell table:style-name="ce1" table:formula="of:=([.$P30]+[.$R30])/1000" office:value-type="float" office:value="12229.57">
            <text:p>1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537">
            <text:p>5537</text:p>
          </table:table-cell>
          <table:table-cell office:value-type="string">
            <text:p>tLoop</text:p>
          </table:table-cell>
          <table:table-cell office:value-type="float" office:value="13096862">
            <text:p>1309686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02399">
            <text:p>13102399</text:p>
          </table:table-cell>
          <table:table-cell office:value-type="string">
            <text:p>tReal</text:p>
          </table:table-cell>
          <table:table-cell table:style-name="ce1" table:formula="of:=([.$P31]+[.$R31])/1000" office:value-type="float" office:value="13096.862">
            <text:p>1309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902">
            <text:p>5902</text:p>
          </table:table-cell>
          <table:table-cell office:value-type="string">
            <text:p>tLoop</text:p>
          </table:table-cell>
          <table:table-cell office:value-type="float" office:value="13995334">
            <text:p>13995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001236">
            <text:p>14001236</text:p>
          </table:table-cell>
          <table:table-cell office:value-type="string">
            <text:p>tReal</text:p>
          </table:table-cell>
          <table:table-cell table:style-name="ce1" table:formula="of:=([.$P32]+[.$R32])/1000" office:value-type="float" office:value="13995.334">
            <text:p>1399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6275">
            <text:p>6275</text:p>
          </table:table-cell>
          <table:table-cell office:value-type="string">
            <text:p>tLoop</text:p>
          </table:table-cell>
          <table:table-cell office:value-type="float" office:value="14924952">
            <text:p>1492495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931227">
            <text:p>14931227</text:p>
          </table:table-cell>
          <table:table-cell office:value-type="string">
            <text:p>tReal</text:p>
          </table:table-cell>
          <table:table-cell table:style-name="ce1" table:formula="of:=([.$P33]+[.$R33])/1000" office:value-type="float" office:value="14924.952">
            <text:p>14925</text:p>
          </table:table-cell>
        </table:table-row>
        <table:table-row table:style-name="ro2" table:number-rows-repeated="7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2" table:number-rows-repeated="1048463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graphs" table:style-name="ta1" table:print="false">
        <table:table-column table:style-name="co2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graphs.J26" table:end-x="2.245cm" table:end-y="0.246cm" draw:z-index="0" draw:style-name="gr1" draw:text-style-name="P1" svg:width="15.999cm" svg:height="8.999cm" svg:x="2.053cm" svg:y="0.279cm">
              <draw:object draw:notify-on-update-of-ranges="'stdout doubles'.C2:'stdout doubles'.C33 'stdout doubles'.AB1:'stdout doubles'.AB1 'stdout doubles'.AB2:'stdout doubles'.AB33 'stdout floats'.C2:'stdout floats'.C33 'stdout floats'.AB1:'stdout floats'.AB1 'stdout floats'.AB2:'stdout floats'.AB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Vos</meta:initial-creator>
    <meta:creation-date>2016-09-20T22:35:51.43</meta:creation-date>
    <dc:date>2016-11-12T21:01:12.69</dc:date>
    <dc:creator>D. Vos</dc:creator>
    <meta:editing-duration>PT1H29M31S</meta:editing-duration>
    <meta:editing-cycles>16</meta:editing-cycles>
    <meta:generator>OpenOffice/4.1.2$Win32 OpenOffice.org_project/412m3$Build-9782</meta:generator>
    <meta:document-statistic meta:table-count="3" meta:cell-count="1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67cm" svg:y="0.316cm" chart:style-name="ch2">
          <text:p>comparision cpu precision performance</text:p>
        </chart:title>
        <chart:subtitle svg:x="6.686cm" svg:y="1.275cm" chart:style-name="ch3">
          <text:p>execution time</text:p>
        </chart:subtitle>
        <chart:legend chart:legend-position="end" svg:x="12.169cm" svg:y="3.926cm" style:legend-expansion="high" chart:style-name="ch4"/>
        <chart:plot-area chart:style-name="ch5" table:cell-range-address="'stdout doubles'.C2:'stdout doubles'.C33 'stdout doubles'.AB1:'stdout doubles'.AB33 'stdout floats'.AB1:'stdout floats'.AB33" chart:data-source-has-labels="row" svg:x="1.358cm" svg:y="2.318cm" svg:width="10.171cm" svg:height="5.494cm">
          <chartooo:coordinate-region svg:x="2.535cm" svg:y="2.53cm" svg:width="8.807cm" svg:height="4.609cm"/>
          <chart:axis chart:dimension="x" chart:name="primary-x" chart:style-name="ch6">
            <chart:title svg:x="5.063cm" svg:y="7.993cm" chart:style-name="ch7">
              <text:p>network size (sqrt)</text:p>
            </chart:title>
          </chart:axis>
          <chart:axis chart:dimension="y" chart:name="primary-y" chart:style-name="ch8">
            <chart:title svg:x="0.451cm" svg:y="5.823cm" chart:style-name="ch9">
              <text:p>time (ms)</text:p>
            </chart:title>
            <chart:grid chart:style-name="ch10" chart:class="major"/>
          </chart:axis>
          <chart:series chart:style-name="ch11" chart:values-cell-range-address="'stdout doubles'.AB2:'stdout doubles'.AB33" chart:label-cell-address="'stdout doubles'.AB1:'stdout doubles'.AB1" chart:class="chart:scatter">
            <chart:domain table:cell-range-address="'stdout doubles'.C2:'stdout doubles'.C33"/>
            <chart:data-point chart:repeated="32"/>
          </chart:series>
          <chart:series chart:style-name="ch12" chart:values-cell-range-address="'stdout floats'.AB2:'stdout floats'.AB33" chart:label-cell-address="'stdout floats'.AB1:'stdout floats'.AB1" chart:class="chart:scatter">
            <chart:domain table:cell-range-address="'stdout floats'.C2:'stdout floats'.C33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ouble precision</text:p>
                <draw:g>
                  <svg:desc>'stdout doubles'.AB1:'stdout doubles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ngle precision</text:p>
                <draw:g>
                  <svg:desc>'stdout floats'.AB1:'stdout floats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doubles'.C2:'stdout doubles'.C33</svg:desc>
                </draw:g>
              </table:table-cell>
              <table:table-cell office:value-type="float" office:value="18.471">
                <text:p>18.471</text:p>
                <draw:g>
                  <svg:desc>'stdout doubles'.AB2:'stdout doubles'.AB33</svg:desc>
                </draw:g>
              </table:table-cell>
              <table:table-cell office:value-type="float" office:value="2">
                <text:p>2</text:p>
                <draw:g>
                  <svg:desc>'stdout floats'.C2:'stdout floats'.C33</svg:desc>
                </draw:g>
              </table:table-cell>
              <table:table-cell office:value-type="float" office:value="18.757">
                <text:p>18.757</text:p>
                <draw:g>
                  <svg:desc>'stdout floats'.AB2:'stdout floats'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7.143">
                <text:p>87.143</text:p>
              </table:table-cell>
              <table:table-cell office:value-type="float" office:value="4">
                <text:p>4</text:p>
              </table:table-cell>
              <table:table-cell office:value-type="float" office:value="61.702">
                <text:p>61.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2.439">
                <text:p>212.439</text:p>
              </table:table-cell>
              <table:table-cell office:value-type="float" office:value="6">
                <text:p>6</text:p>
              </table:table-cell>
              <table:table-cell office:value-type="float" office:value="152.143">
                <text:p>152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2.477">
                <text:p>402.477</text:p>
              </table:table-cell>
              <table:table-cell office:value-type="float" office:value="8">
                <text:p>8</text:p>
              </table:table-cell>
              <table:table-cell office:value-type="float" office:value="325.884">
                <text:p>325.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43.853">
                <text:p>643.853</text:p>
              </table:table-cell>
              <table:table-cell office:value-type="float" office:value="10">
                <text:p>10</text:p>
              </table:table-cell>
              <table:table-cell office:value-type="float" office:value="422.715">
                <text:p>42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45.238">
                <text:p>945.238</text:p>
              </table:table-cell>
              <table:table-cell office:value-type="float" office:value="12">
                <text:p>12</text:p>
              </table:table-cell>
              <table:table-cell office:value-type="float" office:value="733.315">
                <text:p>733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11.834">
                <text:p>1311.834</text:p>
              </table:table-cell>
              <table:table-cell office:value-type="float" office:value="14">
                <text:p>14</text:p>
              </table:table-cell>
              <table:table-cell office:value-type="float" office:value="1031.932">
                <text:p>1031.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731.896">
                <text:p>1731.896</text:p>
              </table:table-cell>
              <table:table-cell office:value-type="float" office:value="16">
                <text:p>16</text:p>
              </table:table-cell>
              <table:table-cell office:value-type="float" office:value="1621.684">
                <text:p>1621.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219.114">
                <text:p>2219.114</text:p>
              </table:table-cell>
              <table:table-cell office:value-type="float" office:value="18">
                <text:p>18</text:p>
              </table:table-cell>
              <table:table-cell office:value-type="float" office:value="2229.783">
                <text:p>2229.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747.341">
                <text:p>2747.341</text:p>
              </table:table-cell>
              <table:table-cell office:value-type="float" office:value="20">
                <text:p>20</text:p>
              </table:table-cell>
              <table:table-cell office:value-type="float" office:value="1878.522">
                <text:p>1878.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343.854">
                <text:p>3343.854</text:p>
              </table:table-cell>
              <table:table-cell office:value-type="float" office:value="22">
                <text:p>22</text:p>
              </table:table-cell>
              <table:table-cell office:value-type="float" office:value="2598.115">
                <text:p>2598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012.391">
                <text:p>4012.391</text:p>
              </table:table-cell>
              <table:table-cell office:value-type="float" office:value="24">
                <text:p>24</text:p>
              </table:table-cell>
              <table:table-cell office:value-type="float" office:value="3139.69">
                <text:p>3139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699.247">
                <text:p>4699.247</text:p>
              </table:table-cell>
              <table:table-cell office:value-type="float" office:value="26">
                <text:p>26</text:p>
              </table:table-cell>
              <table:table-cell office:value-type="float" office:value="3591.578">
                <text:p>3591.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504.229">
                <text:p>5504.229</text:p>
              </table:table-cell>
              <table:table-cell office:value-type="float" office:value="28">
                <text:p>28</text:p>
              </table:table-cell>
              <table:table-cell office:value-type="float" office:value="4274.087">
                <text:p>4274.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325.686">
                <text:p>6325.686</text:p>
              </table:table-cell>
              <table:table-cell office:value-type="float" office:value="30">
                <text:p>30</text:p>
              </table:table-cell>
              <table:table-cell office:value-type="float" office:value="4119.287">
                <text:p>4119.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229.334">
                <text:p>7229.334</text:p>
              </table:table-cell>
              <table:table-cell office:value-type="float" office:value="32">
                <text:p>32</text:p>
              </table:table-cell>
              <table:table-cell office:value-type="float" office:value="3671.624">
                <text:p>3671.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8169.883">
                <text:p>8169.883</text:p>
              </table:table-cell>
              <table:table-cell office:value-type="float" office:value="34">
                <text:p>34</text:p>
              </table:table-cell>
              <table:table-cell office:value-type="float" office:value="4137.779">
                <text:p>4137.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7191.905">
                <text:p>7191.905</text:p>
              </table:table-cell>
              <table:table-cell office:value-type="float" office:value="36">
                <text:p>36</text:p>
              </table:table-cell>
              <table:table-cell office:value-type="float" office:value="4650.908">
                <text:p>4650.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7561.706">
                <text:p>7561.706</text:p>
              </table:table-cell>
              <table:table-cell office:value-type="float" office:value="38">
                <text:p>38</text:p>
              </table:table-cell>
              <table:table-cell office:value-type="float" office:value="5541.98">
                <text:p>5541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572.256">
                <text:p>8572.256</text:p>
              </table:table-cell>
              <table:table-cell office:value-type="float" office:value="40">
                <text:p>40</text:p>
              </table:table-cell>
              <table:table-cell office:value-type="float" office:value="5760.206">
                <text:p>5760.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9538.781">
                <text:p>9538.781</text:p>
              </table:table-cell>
              <table:table-cell office:value-type="float" office:value="42">
                <text:p>42</text:p>
              </table:table-cell>
              <table:table-cell office:value-type="float" office:value="6748.372">
                <text:p>6748.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0308.969">
                <text:p>10308.969</text:p>
              </table:table-cell>
              <table:table-cell office:value-type="float" office:value="44">
                <text:p>44</text:p>
              </table:table-cell>
              <table:table-cell office:value-type="float" office:value="7137.645">
                <text:p>7137.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2017.412">
                <text:p>12017.412</text:p>
              </table:table-cell>
              <table:table-cell office:value-type="float" office:value="46">
                <text:p>46</text:p>
              </table:table-cell>
              <table:table-cell office:value-type="float" office:value="7644.856">
                <text:p>7644.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6503.005">
                <text:p>16503.005</text:p>
              </table:table-cell>
              <table:table-cell office:value-type="float" office:value="48">
                <text:p>48</text:p>
              </table:table-cell>
              <table:table-cell office:value-type="float" office:value="8334.638">
                <text:p>8334.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7957.849">
                <text:p>17957.849</text:p>
              </table:table-cell>
              <table:table-cell office:value-type="float" office:value="50">
                <text:p>50</text:p>
              </table:table-cell>
              <table:table-cell office:value-type="float" office:value="9053.196">
                <text:p>9053.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9467.007">
                <text:p>19467.007</text:p>
              </table:table-cell>
              <table:table-cell office:value-type="float" office:value="52">
                <text:p>52</text:p>
              </table:table-cell>
              <table:table-cell office:value-type="float" office:value="10059.23">
                <text:p>10059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1058.139">
                <text:p>21058.139</text:p>
              </table:table-cell>
              <table:table-cell office:value-type="float" office:value="54">
                <text:p>54</text:p>
              </table:table-cell>
              <table:table-cell office:value-type="float" office:value="10581.171">
                <text:p>10581.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2718.954">
                <text:p>22718.954</text:p>
              </table:table-cell>
              <table:table-cell office:value-type="float" office:value="56">
                <text:p>56</text:p>
              </table:table-cell>
              <table:table-cell office:value-type="float" office:value="11391.309">
                <text:p>11391.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4903.842">
                <text:p>24903.842</text:p>
              </table:table-cell>
              <table:table-cell office:value-type="float" office:value="58">
                <text:p>58</text:p>
              </table:table-cell>
              <table:table-cell office:value-type="float" office:value="12229.57">
                <text:p>12229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1043.421">
                <text:p>21043.421</text:p>
              </table:table-cell>
              <table:table-cell office:value-type="float" office:value="60">
                <text:p>60</text:p>
              </table:table-cell>
              <table:table-cell office:value-type="float" office:value="13096.862">
                <text:p>13096.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23593.485">
                <text:p>23593.485</text:p>
              </table:table-cell>
              <table:table-cell office:value-type="float" office:value="62">
                <text:p>62</text:p>
              </table:table-cell>
              <table:table-cell office:value-type="float" office:value="13995.334">
                <text:p>13995.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3399.003">
                <text:p>23399.003</text:p>
              </table:table-cell>
              <table:table-cell office:value-type="float" office:value="64">
                <text:p>64</text:p>
              </table:table-cell>
              <table:table-cell office:value-type="float" office:value="14924.952">
                <text:p>14924.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